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tilityStatemen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tilityStatement">
            <text:p>UtilityStatement</text:p>
          </table:table-cell>
          <table:table-cell table:style-name="ce8" office:value-type="string" office:string-value="Utility Statement. Details">
            <text:p>Utility Statement. Details</text:p>
          </table:table-cell>
          <table:table-cell table:style-name="ce8" office:value-type="string" office:string-value=""/>
          <table:table-cell table:style-name="ce8" office:value-type="string" office:string-value="Utility Statement">
            <text:p>Utility State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supplement to an Invoice or Credit Note, containing information on the consumption of services provided by utility suppliers to private and public customers, including electricity, gas, water, and telephone services.">
            <text:p>A supplement to an Invoice or Credit Note, containing information on the consumption of services provided by utility suppliers to private and public customers, including electricity, gas, water, and telephone servic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refined definition (removed OIOUBL) ">
            <text:p>refined definition (removed OIOUBL)</text:p>
            <text:p/>
          </table:table-cell>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Utility Statement. UBL Version Identifier. Identifier">
            <text:p>Utility Statement. UBL Vers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
            <text:p>2.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Utility Statement. Customization Identifier. Identifier">
            <text:p>Utility Statement. Customizat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OIOUBL-2.02">
            <text:p>OIOUBL-2.02</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Utility Statement. Profile Identifier. Identifier">
            <text:p>Utility Statement. Profile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Reference-Utility-1.0">
            <text:p>Reference-Utility-1.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Utility Statement. Profile Execution Identifier. Identifier">
            <text:p>Utility Statement. Profile Execut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Utility Statement. Identifier">
            <text:p>Utility Statement.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office:value-type="string" table:style-name="ce9" office:string-value="61014906x-1">
            <text:p>61014906x-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Utility Statement. Copy_ Indicator. Indicator">
            <text:p>Utility Statement. Copy_ Indicator. Indicator</text:p>
          </table:table-cell>
          <table:table-cell table:style-name="ce9" office:value-type="string" office:string-value=""/>
          <table:table-cell office:value-type="string" table:style-name="ce9" office:string-value="Utility Statement">
            <text:p>Utility Statem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Utility Statement. UUID. Identifier">
            <text:p>Utility Statement. UUID.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office:value-type="string" table:style-name="ce9" office:string-value="9756b4d0-8815-1029-857a-e388fe63f499">
            <text:p>9756b4d0-8815-1029-857a-e388fe63f499</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Utility Statement. Issue Date. Date">
            <text:p>Utility Statement. Issue Date. Dat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office:value-type="string" table:style-name="ce9" office:string-value="2007-12-12">
            <text:p>2007-12-12</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Utility Statement. Issue Time. Time">
            <text:p>Utility Statement. Issue Time. Tim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office:value-type="string" table:style-name="ce9" office:string-value="12:32:56">
            <text:p>12:32:56</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UtilityStatementTypeCode">
            <text:p>UtilityStatementTypeCode</text:p>
          </table:table-cell>
          <table:table-cell office:value-type="string" table:style-name="ce9" office:string-value="Utility Statement. Utility Statement Type Code. Code">
            <text:p>Utility Statement. Utility Statement Type Code. Cod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Utility Statement Type">
            <text:p>Utility Statement Type</text:p>
          </table:table-cell>
          <table:table-cell office:value-type="string" table:style-name="ce9" office:string-value="Code">
            <text:p>Code</text:p>
          </table:table-cell>
          <table:table-cell office:value-type="string" table:style-name="ce11" table:formula="of:=IF([.F12]&lt;&gt;&quot;&quot;;CONCATENATE([.F12];&quot; &quot;;[.G12]);[.G12])" office:string-value="Utility Statement Type Code">
            <text:p>Utility State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type of Utility Statement.">
            <text:p>A code signifying the type of Utility Statement.</text:p>
          </table:table-cell>
          <table:table-cell office:value-type="string" table:style-name="ce9" office:string-value="Electricity">
            <text:p>Electricity</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Utility Statement. Note. Text">
            <text:p>Utility Statement. Note. Text</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office:value-type="string" table:style-name="ce9" office:string-value="Concerning account remark">
            <text:p>Concerning account remark</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DocumentCurrencyCode">
            <text:p>DocumentCurrencyCode</text:p>
          </table:table-cell>
          <table:table-cell office:value-type="string" table:style-name="ce9" office:string-value="Utility Statement. Document_ Currency Code. Code">
            <text:p>Utility Statement. Document_ Currency Code. Code</text:p>
          </table:table-cell>
          <table:table-cell table:style-name="ce9" office:value-type="string" office:string-value=""/>
          <table:table-cell office:value-type="string" table:style-name="ce9" office:string-value="Utility Statement">
            <text:p>Utility Statemen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4]&lt;&gt;&quot;&quot;;CONCATENATE([.F14];&quot; &quot;;[.G14]);[.G14])"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AccountingCostCode">
            <text:p>AccountingCostCode</text:p>
          </table:table-cell>
          <table:table-cell office:value-type="string" table:style-name="ce9" office:string-value="Utility Statement. Accounting Cost Code. Code">
            <text:p>Utility Statement. Accounting Cost Code. Cod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15]&lt;&gt;&quot;&quot;;CONCATENATE([.F15];&quot; &quot;;[.G15]);[.G15])"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st code, applied to the UtilityStatement.">
            <text:p>The buyer's accounting cost code, applied to the UtilityStatement.</text:p>
          </table:table-cell>
          <table:table-cell office:value-type="string" table:style-name="ce9" office:string-value="5050.0">
            <text:p>5050.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
            <text:p>AccountingCost</text:p>
          </table:table-cell>
          <table:table-cell office:value-type="string" table:style-name="ce9" office:string-value="Utility Statement. Accounting Cost. Text">
            <text:p>Utility Statement. Accounting Cost. Text</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16]&lt;&gt;&quot;&quot;;CONCATENATE([.F16];&quot; &quot;;[.G16]);[.G16])"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st code, applied to the UtilityStatement, expressed as text.">
            <text:p>The buyer's accounting cost code, applied to the UtilityStatement, expressed as tex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ParentDocumentReference">
            <text:p>ParentDocumentReference</text:p>
          </table:table-cell>
          <table:table-cell table:style-name="ce10" office:value-type="string" office:string-value="Utility Statement. Parent_ Document Reference. Document Reference">
            <text:p>Utility Statement. Parent_ Document Reference. Document Referenc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Parent">
            <text:p>Parent</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parent Invoice or Credit Note.">
            <text:p>A reference to the parent Invoice or Credit Not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Utility Statement. Additional_ Document Reference. Document Reference">
            <text:p>Utility Statement. Additional_ Document Reference. Document Referenc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Utility Statement. Signature">
            <text:p>Utility Statement. Signatur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nderParty">
            <text:p>SenderParty</text:p>
          </table:table-cell>
          <table:table-cell table:style-name="ce10" office:value-type="string" office:string-value="Utility Statement. Sender_ Party. Party">
            <text:p>Utility Statement. Send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Utility Statement. Receiver_ Party. Party">
            <text:p>Utility Statement. Receiv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ustomerParty">
            <text:p>CustomerParty</text:p>
          </table:table-cell>
          <table:table-cell table:style-name="ce10" office:value-type="string" office:string-value="Utility Statement. Customer Party">
            <text:p>Utility Statement. Customer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if different from the receiver of the document.">
            <text:p>The buyer, if different from the receiver of the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ubscriberParty">
            <text:p>SubscriberParty</text:p>
          </table:table-cell>
          <table:table-cell table:style-name="ce10" office:value-type="string" office:string-value="Utility Statement. Subscriber_ Party. Party">
            <text:p>Utility Statement. Subscrib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Subscriber">
            <text:p>Subscrib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ubscriber (user or receiver of the service), if different from the buyer and from the party receiving this document.">
            <text:p>The subscriber (user or receiver of the service), if different from the buyer and from 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MainOnAccountPayment">
            <text:p>MainOnAccountPayment</text:p>
          </table:table-cell>
          <table:table-cell table:style-name="ce10" office:value-type="string" office:string-value="Utility Statement. Main_ On Account Payment. On Account Payment">
            <text:p>Utility Statement. Main_ On Account Payment. On Account Payment</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Main">
            <text:p>Main</text:p>
          </table:table-cell>
          <table:table-cell table:style-name="ce10" office:value-type="string" office:string-value=""/>
          <table:table-cell table:style-name="ce10" office:value-type="string" office:string-value=""/>
          <table:table-cell table:style-name="ce10" table:formula="of:=[.M24]" office:value-type="string" office:string-value="On Account Payment">
            <text:p>On Account Payment</text:p>
          </table:table-cell>
          <table:table-cell table:style-name="ce10" office:value-type="string" office:string-value="On Account Payment">
            <text:p>On Account Pay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n Account Payment">
            <text:p>On Account Pay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yment on an account.">
            <text:p>A payment on an accou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ubscriberConsumption">
            <text:p>SubscriberConsumption</text:p>
          </table:table-cell>
          <table:table-cell table:style-name="ce10" office:value-type="string" office:string-value="Utility Statement. Subscriber Consumption">
            <text:p>Utility Statement. Subscriber Consumption</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Subscriber Consumption">
            <text:p>Subscriber Consumption</text:p>
          </table:table-cell>
          <table:table-cell table:style-name="ce10" office:value-type="string" office:string-value="Subscriber Consumption">
            <text:p>Subscriber Consum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bscriber Consumption">
            <text:p>Subscriber Consump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utility statement for a particular consumption point.">
            <text:p>A utility statement for a particular consumption poi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